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loext:contextual-spacing="false" fo:orphans="2" fo:widows="2"/>
    </style:style>
    <style:style style:name="T1" style:family="text">
      <style:text-properties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ckage Lection01.online;</text:p>
      <text:p text:style-name="P3"/>
      <text:p text:style-name="P1">//one-line comment</text:p>
      <text:p text:style-name="P3"/>
      <text:p text:style-name="P1">/*</text:p>
      <text:p text:style-name="P1">more-line comment</text:p>
      <text:p text:style-name="P2"><text:s/><text:span text:style-name="T1">*/</text:span></text:p>
      <text:p text:style-name="P3"/>
      <text:p text:style-name="P1">import com.sun.xml.internal.ws.api.model.wsdl.WSDLOutput;</text:p>
      <text:p text:style-name="P3"/>
      <text:p text:style-name="P1">/**</text:p>
      <text:p text:style-name="P2"><text:s/><text:span text:style-name="T1">* JavaDoc Comment</text:span></text:p>
      <text:p text:style-name="P2"><text:s/><text:span text:style-name="T1">* Created by Aleksandr Gladkov [Anticisco]</text:span></text:p>
      <text:p text:style-name="P2"><text:s/><text:span text:style-name="T1">* Date: 26.04.2021</text:span></text:p>
      <text:p text:style-name="P2"><text:s/><text:span text:style-name="T1">*/</text:span></text:p>
      <text:p text:style-name="P3"/>
      <text:p text:style-name="P1">public class Lection01 {</text:p>
      <text:p text:style-name="P3"/>
      <text:p text:style-name="P2"><text:s text:c="4"/><text:span text:style-name="T1">public static void main(String[] args) {</text:span></text:p>
      <text:p text:style-name="P2"><text:s text:c="8"/><text:span text:style-name="T1">//Hello_Java!!!</text:span></text:p>
      <text:p text:style-name="P1">// <text:s text:c="7"/>System.out.print("Hello_Java!!!\n");</text:p>
      <text:p text:style-name="P1">// <text:s text:c="7"/>System.out.println("Hello_World!!!");</text:p>
      <text:p text:style-name="P1">// <text:s text:c="7"/>System.out.print("РџСЂРёРІРµС‚ Р’Р°СЃСЏ!!!");</text:p>
      <text:p text:style-name="P3"/>
      <text:p text:style-name="P1">// <text:s text:c="7"/>String myString1 = "Hello_Java from myString1";</text:p>
      <text:p text:style-name="P1">// <text:s text:c="7"/>String myString2 = "Hello_World!!!";</text:p>
      <text:p text:style-name="P1">// <text:s text:c="7"/>String myString3 = "3000000000";</text:p>
      <text:p text:style-name="P1">// <text:s text:c="7"/>String myString4 = "9000000000";</text:p>
      <text:p text:style-name="P1">//</text:p>
      <text:p text:style-name="P1">// <text:s text:c="7"/>System.out.println(myString1);</text:p>
      <text:p text:style-name="P1">// <text:s text:c="7"/>System.out.println(myString2);</text:p>
      <text:p text:style-name="P1">// <text:s text:c="7"/>System.out.println(myString1 + myString2);</text:p>
      <text:p text:style-name="P1">// <text:s text:c="7"/>System.out.println(myString3 + myString4);</text:p>
      <text:p text:style-name="P1">//</text:p>
      <text:p text:style-name="P1">// <text:s text:c="7"/>//Р¦РµР»РѕС‡РёСЃР»РµРЅРЅС‹Рµ</text:p>
      <text:p text:style-name="P1">// <text:s text:c="7"/>byte myByte = 50; //-128..+127 (1 byte)</text:p>
      <text:p text:style-name="P1">// <text:s text:c="7"/>short myShort = 500; // -32768..+32767 (2 byte)</text:p>
      <text:p text:style-name="P1">// <text:s text:c="7"/>int myInteger = 5269032; //-2.1РјР»СЂРґ..+2.1РјР»СЂРґ (4 byte)</text:p>
      <text:p text:style-name="P1">// <text:s text:c="7"/>long myLong = 3000000000L; //-2^63 .. + 2^63 (8 byte)</text:p>
      <text:p text:style-name="P1">// <text:s text:c="7"/>System.out.println("Result = " + myInteger);</text:p>
      <text:p text:style-name="P1">//</text:p>
      <text:p text:style-name="P1">// <text:s text:c="7"/>//РЎ РїР»Р°РІР°СЋС‰РµР№ С‚РѕС‡РєРѕР№</text:p>
      <text:p text:style-name="P1">// <text:s text:c="7"/>float myFloat = 956.345f; // (4 byte) - &lt;&gt;.0000000</text:p>
      <text:p text:style-name="P1">// <text:s text:c="7"/>double myDouble = 956.345; // (8 bytes) - &lt;&gt;.00000000000000</text:p>
      <text:p text:style-name="P1">//</text:p>
      <text:p text:style-name="P1">// <text:s text:c="7"/>//symbols</text:p>
      <text:p text:style-name="P1">// <text:s text:c="7"/>char myChar = '"'; //ASCII (2 byte)</text:p>
      <text:p text:style-name="P1">//</text:p>
      <text:p text:style-name="P1">// <text:s text:c="7"/>//boolean</text:p>
      <text:p text:style-name="P1">// <text:s text:c="7"/>boolean myBoolean = true; //false</text:p>
      <text:p text:style-name="P1">//</text:p>
      <text:p text:style-name="P1">// <text:s text:c="7"/>int a = 15;</text:p>
      <text:p text:style-name="P1">// <text:s text:c="7"/>int b = 4;</text:p>
      <text:p text:style-name="P1">// <text:s text:c="7"/>int c = a % b;</text:p>
      <text:p text:style-name="P1">// <text:s text:c="7"/>System.out.println(a + b);</text:p>
      <text:p text:style-name="P1">// <text:s text:c="7"/>System.out.println(c);</text:p>
      <text:p text:style-name="P3"/>
      <text:p text:style-name="P2"><text:s text:c="8"/><text:span text:style-name="T1">//Math-operation +, - , / , * , ^, %</text:span></text:p>
      <text:p text:style-name="P3"/>
      <text:p text:style-name="P1">// <text:s text:c="7"/>int age = 32;</text:p>
      <text:p text:style-name="P1">//</text:p>
      <text:p text:style-name="P1">// <text:s text:c="7"/>boolean less = age &lt; 18;</text:p>
      <text:p text:style-name="P1">// <text:s text:c="7"/>boolean more = age &gt; 65;</text:p>
      <text:p text:style-name="P1">//</text:p>
      <text:p text:style-name="P1"><text:soft-page-break/>// <text:s text:c="7"/>System.out.println(less);</text:p>
      <text:p text:style-name="P1">// <text:s text:c="7"/>System.out.println(more);</text:p>
      <text:p text:style-name="P1">//</text:p>
      <text:p text:style-name="P1">// <text:s text:c="7"/>if (less) {</text:p>
      <text:p text:style-name="P1">// <text:s text:c="11"/>System.out.println("Don't drink!!!");</text:p>
      <text:p text:style-name="P1">// <text:s text:c="7"/>} else if (more) {</text:p>
      <text:p text:style-name="P1">// <text:s text:c="11"/>System.out.println("Sorry, you old!!! Go home!");</text:p>
      <text:p text:style-name="P1">// <text:s text:c="7"/>} else {</text:p>
      <text:p text:style-name="P1">// <text:s text:c="11"/>System.out.println("Good luck!!!");</text:p>
      <text:p text:style-name="P1">// <text:s text:c="7"/>}</text:p>
      <text:p text:style-name="P1">//</text:p>
      <text:p text:style-name="P1">// <text:s text:c="7"/>int abc = 40;</text:p>
      <text:p text:style-name="P1">// <text:s text:c="7"/>if (abc &lt; 10) {</text:p>
      <text:p text:style-name="P1">// <text:s text:c="11"/>System.out.println(abc + "&lt; 10");</text:p>
      <text:p text:style-name="P1">// <text:s text:c="7"/>}</text:p>
      <text:p text:style-name="P3"/>
      <text:p text:style-name="P2"><text:s text:c="8"/><text:span text:style-name="T1">/*</text:span></text:p>
      <text:p text:style-name="P2"><text:s text:c="8"/><text:span text:style-name="T1">a = a + 1; -&gt; a++;</text:span></text:p>
      <text:p text:style-name="P2"><text:s text:c="8"/><text:span text:style-name="T1">a = a - 1; -&gt; a--;</text:span></text:p>
      <text:p text:style-name="P2"><text:s text:c="8"/><text:span text:style-name="T1">a = a + 45; -&gt; a += 45; (-=, *=, /=, %=)</text:span></text:p>
      <text:p text:style-name="P2"><text:s text:c="9"/><text:span text:style-name="T1">*/</text:span></text:p>
      <text:p text:style-name="P3"/>
      <text:p text:style-name="P1">// <text:s text:c="7"/>int qwe = 100;</text:p>
      <text:p text:style-name="P1">// <text:s text:c="7"/>int asd = 65;</text:p>
      <text:p text:style-name="P1">// <text:s text:c="7"/>int result;</text:p>
      <text:p text:style-name="P1">//</text:p>
      <text:p text:style-name="P1">// <text:s text:c="7"/>result = myMath(qwe, asd, "Hello");</text:p>
      <text:p text:style-name="P1">// <text:s text:c="7"/>qwe++; //qwe = qwe + 1;</text:p>
      <text:p text:style-name="P1">// <text:s text:c="7"/>result += myMath(qwe, asd, "World");</text:p>
      <text:p text:style-name="P1">// <text:s text:c="7"/>asd++;</text:p>
      <text:p text:style-name="P1">// <text:s text:c="7"/>result += myMath(qwe, asd, "РџСЂРёРІРµС‚");</text:p>
      <text:p text:style-name="P1">// <text:s text:c="7"/>qwe++;</text:p>
      <text:p text:style-name="P1">// <text:s text:c="7"/>result += myMath(qwe, asd, "РњРµРґРІРµРґ");</text:p>
      <text:p text:style-name="P1">// <text:s text:c="7"/>System.out.println(result); //666</text:p>
      <text:p text:style-name="P1">//</text:p>
      <text:p text:style-name="P1">// <text:s text:c="7"/>System.out.println("Result: " + myMath(10,15,"Qwerty"));</text:p>
      <text:p text:style-name="P3"/>
      <text:p text:style-name="P2"><text:s text:c="8"/><text:span text:style-name="T1">doSomethingNoArgs();</text:span></text:p>
      <text:p text:style-name="P2"><text:s text:c="8"/><text:span text:style-name="T1">doSomethingNoArgs();</text:span></text:p>
      <text:p text:style-name="P3"/>
      <text:p text:style-name="P2"><text:s text:c="8"/><text:span text:style-name="T1">doSomethingWithArgs("Hello from method", 1000, 999.99f);</text:span></text:p>
      <text:p text:style-name="P2"><text:s text:c="4"/><text:span text:style-name="T1">}</text:span></text:p>
      <text:p text:style-name="P3"/>
      <text:p text:style-name="P2"><text:s text:c="4"/><text:span text:style-name="T1">public static int myMath(int value1, int value2, String myCustomString) {</text:span></text:p>
      <text:p text:style-name="P2"><text:s text:c="8"/><text:span text:style-name="T1">System.out.println(myCustomString);</text:span></text:p>
      <text:p text:style-name="P2"><text:s text:c="8"/><text:span text:style-name="T1">return value1 - value2;</text:span></text:p>
      <text:p text:style-name="P2"><text:s text:c="4"/><text:span text:style-name="T1">}</text:span></text:p>
      <text:p text:style-name="P3"/>
      <text:p text:style-name="P2"><text:s text:c="4"/><text:span text:style-name="T1">public static void doSomethingNoArgs() {</text:span></text:p>
      <text:p text:style-name="P2"><text:s text:c="8"/><text:span text:style-name="T1">System.out.println("РљСЂР°СЃРЅС‹Р№");</text:span></text:p>
      <text:p text:style-name="P2"><text:s text:c="4"/><text:span text:style-name="T1">}</text:span></text:p>
      <text:p text:style-name="P3"/>
      <text:p text:style-name="P2"><text:s text:c="4"/><text:span text:style-name="T1">public static void doSomethingWithArgs(String valueStr, int valueInt, float valueFloat) {</text:span></text:p>
      <text:p text:style-name="P2"><text:s text:c="8"/><text:span text:style-name="T1">System.out.println("StrArgs in method = " + valueStr);</text:span></text:p>
      <text:p text:style-name="P2"><text:s text:c="8"/><text:span text:style-name="T1">System.out.println("IntArgs in method = " + (valueInt + 1500));</text:span></text:p>
      <text:p text:style-name="P2"><text:s text:c="8"/><text:span text:style-name="T1">System.out.println("FloatArgs in method = " + valueFloat / 15.98f);</text:span></text:p>
      <text:p text:style-name="P2"><text:s text:c="4"/><text:span text:style-name="T1">}</text:span></text:p>
      <text:p text:style-name="P1">}</text:p>
      <text:p text:style-name="P3"/>
      <text:p text:style-name="P5"/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20:41:16.329393310</meta:creation-date>
    <dc:date>2021-04-28T20:41:55.288787164</dc:date>
    <meta:editing-duration>PT40S</meta:editing-duration>
    <meta:editing-cycles>1</meta:editing-cycles>
    <meta:document-statistic meta:table-count="0" meta:image-count="0" meta:object-count="0" meta:page-count="3" meta:paragraph-count="107" meta:word-count="430" meta:character-count="3404" meta:non-whitespace-character-count="2499"/>
    <meta:generator>LibreOffice/5.3.6.1$Linux_X86_64 LibreOffice_project/30$Build-1</meta:generator>
  </office:meta>
</office:document-meta>
</file>